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cfad72" draw:fill="solid" draw:fill-color="#dcdcdc" draw:textarea-horizontal-align="justify" draw:textarea-vertical-align="middle" draw:auto-grow-height="false" fo:min-height="6.85cm" fo:min-width="16.1cm"/>
      <style:paragraph-properties style:writing-mode="lr-tb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5.35cm" fo:min-width="1.199cm"/>
      <style:paragraph-properties style:writing-mode="lr-tb"/>
    </style:style>
    <style:style style:name="gr3" style:family="graphic" style:parent-style-name="objectwithoutfill">
      <style:graphic-properties draw:stroke="dash" draw:stroke-dash="Long_20_Dot" draw:marker-end="Arrow" draw:marker-end-width="0.3cm" draw:fill="solid" draw:textarea-vertical-align="middle"/>
    </style:style>
    <style:style style:name="gr4" style:family="graphic" style:parent-style-name="objectwithoutfill">
      <style:graphic-properties draw:marker-end="Arrow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2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2cm"/>
      <style:paragraph-properties style:writing-mode="lr-tb"/>
    </style:style>
    <style:style style:name="gr8" style:family="graphic" style:parent-style-name="standard">
      <style:graphic-properties draw:fill="solid" draw:fill-color="#ffffff" draw:textarea-horizontal-align="justify" draw:textarea-vertical-align="middle" draw:auto-grow-height="false" fo:min-height="5.329cm" fo:min-width="1.304cm"/>
      <style:paragraph-properties style:writing-mode="lr-tb"/>
    </style:style>
    <style:style style:name="gr9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1.30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95cm"/>
      <style:paragraph-properties style:writing-mode="lr-tb"/>
    </style:style>
    <style:style style:name="gr13" style:family="graphic" style:parent-style-name="standard">
      <style:graphic-properties draw:stroke="dash" draw:stroke-dash="Long_20_Dash" svg:stroke-color="#696969" draw:fill="none" draw:textarea-horizontal-align="justify" draw:textarea-vertical-align="middle" draw:auto-grow-height="false" fo:min-height="3.55cm" fo:min-width="4.1cm"/>
    </style:style>
    <style:style style:name="gr14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loext:graphic-properties draw:fill="solid" draw:fill-color="#dcdcdc"/>
      <style:paragraph-properties fo:text-align="center" style:writing-mode="lr-tb"/>
      <style:text-properties fo:font-size="12pt" style:font-size-asian="18pt" style:font-size-complex="18pt"/>
    </style:style>
    <style:style style:name="P2" style:family="paragraph">
      <loext:graphic-properties draw:fill="solid" draw:fill-color="#ffffff"/>
      <style:paragraph-properties fo:text-align="center" style:writing-mode="lr-tb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text-properties fo:font-size="12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fo:font-size="12pt" style:font-size-asian="18pt" style:font-size-complex="18pt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style:text-properties fo:font-size="14pt" style:font-size-asian="18pt" style:font-size-complex="18pt"/>
    </style:style>
    <style:style style:name="P8" style:family="paragraph">
      <loext:graphic-properties draw:fill="none" draw:fill-color="#ffffff"/>
      <style:paragraph-properties style:writing-mode="lr-tb"/>
      <style:text-properties fo:font-size="14pt" style:font-size-asian="18pt" style:font-size-complex="18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6.6cm" svg:height="7.1cm" svg:x="2.7cm" svg:y="1.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99cm" svg:height="5.6cm" svg:x="7.773cm" svg:y="2.74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8.623cm" svg:y1="2.858cm" svg:x2="8.623cm" svg:y2="8.287cm">
          <text:p/>
        </draw:line>
        <draw:line draw:style-name="gr4" draw:text-style-name="P3" draw:layer="layout" svg:x1="6.374cm" svg:y1="3.429cm" svg:x2="7.773cm" svg:y2="2.858cm">
          <text:p/>
        </draw:line>
        <draw:line draw:style-name="gr4" draw:text-style-name="P3" draw:layer="layout" svg:x1="7.775cm" svg:y1="8.281cm" svg:x2="6.372cm" svg:y2="7.722cm">
          <text:p/>
        </draw:line>
        <draw:frame draw:style-name="gr5" draw:text-style-name="P5" draw:layer="layout" svg:width="2.6cm" svg:height="0.762cm" svg:x="4.072cm" svg:y="3.344cm">
          <draw:text-box>
            <text:p text:style-name="P4">Start here</text:p>
          </draw:text-box>
        </draw:frame>
        <draw:frame draw:style-name="gr6" draw:text-style-name="P5" draw:layer="layout" svg:width="3.635cm" svg:height="0.962cm" svg:x="4.072cm" svg:y="7.082cm">
          <draw:text-box>
            <text:p text:style-name="P4">Finish here</text:p>
          </draw:text-box>
        </draw:frame>
        <draw:frame draw:style-name="gr7" draw:text-style-name="P5" draw:layer="layout" svg:width="2.7cm" svg:height="1.673cm" svg:x="5.572cm" svg:y="4.871cm">
          <draw:text-box>
            <text:p text:style-name="P4">Examine<text:line-break/>every row</text:p>
          </draw:text-box>
        </draw:frame>
        <draw:custom-shape draw:style-name="gr8" draw:text-style-name="P2" draw:layer="layout" svg:width="1.804cm" svg:height="5.579cm" svg:x="16.729cm" svg:y="2.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2cm" svg:x="14.341cm" svg:y="3.7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2cm" svg:x="14.341cm" svg:y="4.0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2cm" svg:x="14.341cm" svg:y="4.45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2cm" svg:x="14.341cm" svg:y="4.8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3cm" svg:x="14.341cm" svg:y="5.20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2cm" svg:x="14.341cm" svg:y="5.57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3cm" svg:x="14.341cm" svg:y="5.94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2cm" svg:x="14.341cm" svg:y="6.3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2cm" svg:x="14.341cm" svg:y="6.68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1.804cm" svg:height="0.212cm" svg:x="14.341cm" svg:y="7.059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288cm" svg:height="0.962cm" svg:x="11.633cm" svg:y="3.779cm">
          <draw:text-box>
            <text:p text:style-name="P4">Start here</text:p>
          </draw:text-box>
        </draw:frame>
        <draw:frame draw:style-name="gr6" draw:text-style-name="P5" draw:layer="layout" svg:width="3.635cm" svg:height="0.962cm" svg:x="11.633cm" svg:y="7.217cm">
          <draw:text-box>
            <text:p text:style-name="P4">Finish here</text:p>
          </draw:text-box>
        </draw:frame>
        <draw:custom-shape draw:style-name="gr9" draw:text-style-name="P6" draw:layer="layout" svg:width="1.804cm" svg:height="0.212cm" svg:x="11.953cm" svg:y="5.414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3.333cm" svg:y1="4.352cm" svg:x2="12.749cm" svg:y2="5.466cm">
          <text:p/>
        </draw:line>
        <draw:line draw:style-name="gr4" draw:text-style-name="P3" draw:layer="layout" svg:x1="13.81cm" svg:y1="5.573cm" svg:x2="14.394cm" svg:y2="4.512cm">
          <text:p/>
        </draw:line>
        <draw:line draw:style-name="gr4" draw:text-style-name="P3" draw:layer="layout" svg:x1="16.198cm" svg:y1="4.618cm" svg:x2="16.729cm" svg:y2="7.642cm">
          <text:p/>
        </draw:line>
        <draw:custom-shape draw:style-name="gr9" draw:text-style-name="P6" draw:layer="layout" svg:width="1.804cm" svg:height="0.212cm" svg:x="16.729cm" svg:y="7.483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6.728cm" svg:y1="7.642cm" svg:x2="14.075cm" svg:y2="7.642cm">
          <text:p/>
        </draw:line>
        <draw:frame draw:style-name="gr11" draw:text-style-name="P8" draw:layer="layout" svg:width="6.543cm" svg:height="1.119cm" svg:x="2.627cm" svg:y="2cm">
          <draw:text-box>
            <text:p text:style-name="P7"><text:span text:style-name="T1">Uninde</text:span><text:span text:style-name="T1">xed </text:span><text:span text:style-name="T1">Query</text:span></text:p>
          </draw:text-box>
        </draw:frame>
        <draw:frame draw:style-name="gr12" draw:text-style-name="P8" draw:layer="layout" svg:width="5.595cm" svg:height="1.119cm" svg:x="11cm" svg:y="2.001cm">
          <draw:text-box>
            <text:p text:style-name="P7">Indexed Query</text:p>
          </draw:text-box>
        </draw:frame>
        <draw:custom-shape draw:style-name="gr13" draw:text-style-name="P9" draw:layer="layout" svg:width="4.6cm" svg:height="3.8cm" svg:x="11.733cm" svg:y="3.579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3cm" svg:height="0.962cm" svg:x="16.7cm" svg:y="2.1cm">
          <draw:text-box>
            <text:p text:style-name="P4">Table</text:p>
          </draw:text-box>
        </draw:frame>
        <draw:frame draw:style-name="gr14" draw:text-style-name="P5" draw:layer="layout" svg:width="2.3cm" svg:height="0.962cm" svg:x="7.845cm" svg:y="2.082cm">
          <draw:text-box>
            <text:p text:style-name="P4">Table</text:p>
          </draw:text-box>
        </draw:frame>
        <draw:frame draw:style-name="gr14" draw:text-style-name="P5" draw:layer="layout" svg:width="2.3cm" svg:height="0.962cm" svg:x="11.633cm" svg:y="2.917cm">
          <draw:text-box>
            <text:p text:style-name="P4">Index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Long_20_Dash" draw:display-name="Long Dash" draw:style="rect" draw:dots1="1" draw:dots1-length="600%" draw:distance="300%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7T14:00:13.679710917</meta:creation-date>
    <dc:date>2020-11-16T22:01:26.079072967</dc:date>
    <meta:editing-duration>PT1H45M30S</meta:editing-duration>
    <meta:editing-cycles>3</meta:editing-cycles>
    <meta:generator>LibreOffice/6.4.6.2$Linux_X86_64 LibreOffice_project/40$Build-2</meta:generator>
    <meta:document-statistic meta:object-count="33"/>
  </office:meta>
</office:document-meta>
</file>